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embo" svg:font-family="Bembo"/>
    <style:font-face style:name="Mangal1" svg:font-family="Mangal"/>
    <style:font-face style:name="ibm-plex-mono" svg:font-family="ibm-plex-mono, Menlo, 'DejaVu Sans Mono', 'Bitstream Vera Sans Mono', Courier, monospace"/>
    <style:font-face style:name="ibm-plex-sans" svg:font-family="ibm-plex-sans, 'Helvetica Neue', Arial, sans-serif"/>
    <style:font-face style:name="monospace" svg:font-family="monospace, monospace"/>
    <style:font-face style:name="Bembo-Italic" svg:font-family="Bembo-Italic" style:font-family-generic="scrip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323232" style:font-name="Arial" fo:font-size="26pt" fo:letter-spacing="normal" fo:font-style="normal" fo:font-weight="normal" style:font-size-asian="26pt" style:font-size-complex="26pt"/>
    </style:style>
    <style:style style:name="P3" style:family="paragraph" style:parent-style-name="Text_20_body" style:list-style-name="L3">
      <style:paragraph-properties fo:margin-left="0in" fo:margin-right="0in" fo:margin-top="0in" fo:margin-bottom="0in" fo:line-height="162%" fo:text-align="start" style:justify-single-word="false" fo:widows="1" fo:text-indent="0in" style:auto-text-indent="false" fo:padding="0in" fo:border="none"/>
      <style:text-properties fo:font-variant="normal" fo:text-transform="none" fo:color="#323232" style:font-name="Arial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left="0in" fo:margin-right="0in" fo:margin-top="0in" fo:margin-bottom="0in" style:line-height-at-least="0.2709in" fo:text-align="start" style:justify-single-word="false" fo:widows="1" fo:text-indent="0in" style:auto-text-indent="false" fo:padding="0in" fo:border="none"/>
      <style:text-properties fo:font-variant="normal" fo:text-transform="none" fo:color="#323232" style:font-name="Arial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in" fo:margin-right="0in" fo:margin-top="0in" fo:margin-bottom="0in" style:line-height-at-least="0.2709in" fo:text-align="start" style:justify-single-word="false" fo:widows="1" fo:text-indent="0in" style:auto-text-indent="false" fo:padding="0in" fo:border="none"/>
    </style:style>
    <style:style style:name="P6" style:family="paragraph" style:parent-style-name="Text_20_body" style:list-style-name="L3">
      <style:paragraph-properties fo:margin-left="0in" fo:margin-right="0in" fo:margin-top="0in" fo:margin-bottom="0in" fo:line-height="162%" fo:text-align="start" style:justify-single-word="false" fo:widows="1" fo:text-indent="0in" style:auto-text-indent="false" fo:padding="0in" fo:border="none"/>
    </style:style>
    <style:style style:name="P7" style:family="paragraph" style:parent-style-name="Preformatted_20_Text" style:list-style-name="L3">
      <style:paragraph-properties fo:margin-left="0in" fo:margin-right="0in" fo:margin-top="0in" fo:margin-bottom="0in" fo:line-height="162%" fo:text-align="start" style:justify-single-word="false" fo:widows="1" fo:text-indent="0in" style:auto-text-indent="false" fo:background-color="#ececec" fo:padding="0in" fo:border="none">
        <style:background-image/>
      </style:paragraph-properties>
    </style:style>
    <style:style style:name="T1" style:family="text">
      <style:text-properties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32323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323232" style:font-name="Arial" fo:font-size="12pt" fo:letter-spacing="normal" fo:font-style="normal" fo:font-weight="bold"/>
    </style:style>
    <style:style style:name="T5" style:family="text">
      <style:text-properties fo:font-variant="normal" fo:text-transform="none" fo:color="#5a5a5a" style:font-name="Arial" fo:font-size="12pt" fo:letter-spacing="normal" fo:font-style="italic" fo:font-weight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a">
        <style:list-level-properties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IS Configuration</text:span></text:p>
      <text:list xml:id="list2601522500198372945" text:style-name="L3">
        <text:list-header>
          <text:p text:style-name="P3">Click <text:span text:style-name="T1">Programs &gt; Administrative Tools &gt; Internet Information Services (IIS) Manager </text:span></text:p>
        </text:list-header>
        <text:list-item>
          <text:p text:style-name="P4">Expand the tree until you see <text:span text:style-name="T1">Default Web Site</text:span>.</text:p>
          <text:p text:style-name="P3">Right-click <text:span text:style-name="T1">Default Web Site &gt; New &gt; Virtual Directory </text:span>to create the directory with a default installation.</text:p>
        </text:list-item>
        <text:list-item>
          <text:p text:style-name="P5"><text:span text:style-name="T3">Type </text:span><text:span text:style-name="User_20_Entry"><text:span text:style-name="T3">sePlugins </text:span></text:span><text:span text:style-name="T3">in the </text:span><text:span text:style-name="T4">Alias </text:span><text:span text:style-name="T3">field in the Virtual Directory Alias panel, then click </text:span><text:span text:style-name="T4">Next</text:span><text:span text:style-name="T3">.</text:span></text:p>
        </text:list-item>
        <text:list-item>
          <text:p text:style-name="P5"><text:span text:style-name="T3">Browse to the </text:span><text:span text:style-name="Variable"><text:span text:style-name="T5">plugins_root</text:span></text:span><text:span text:style-name="T3">\bin\IIS_</text:span><text:span text:style-name="Variable"><text:span text:style-name="T5">web_server_name </text:span></text:span><text:span text:style-name="T3">directory in the Path field of the Web Site Content Directory panel , then click </text:span><text:span text:style-name="T4">Next</text:span><text:span text:style-name="T3">.</text:span></text:p>
          <text:p text:style-name="P3">For example, select the C:\Program Files\IBM\WebSphere\Plugins\bin\IIS_webserver1 directory.</text:p>
        </text:list-item>
        <text:list-item>
          <text:p text:style-name="P4">Select the appropriate permission check boxes in the Virtual Directory Access Permissions panel.</text:p>
          <text:p text:style-name="P3">Select the <text:span text:style-name="T1">Read </text:span>check box and the <text:span text:style-name="T1">Execute (such as ISAPI applications or CGI) </text:span>check box, for example.</text:p>
        </text:list-item>
        <text:list-item>
          <text:p text:style-name="P4">Click <text:span text:style-name="T1">Next </text:span>to add the sePlugins virtual directory to your default website.</text:p>
        </text:list-item>
        <text:list-item>
          <text:p text:style-name="P4">Click <text:span text:style-name="T1">Finish </text:span>when the success message displays.</text:p>
        </text:list-item>
        <text:list-item>
          <text:p text:style-name="P5"><text:span text:style-name="T3">Copy the plug-in binaries to the </text:span><text:span text:style-name="Variable"><text:span text:style-name="T5">plugins_root </text:span></text:span><text:span text:style-name="T3">\bin\IIS_</text:span><text:span text:style-name="Variable"><text:span text:style-name="T5">web_server_name </text:span></text:span><text:span text:style-name="T3">directory.</text:span></text:p>
          <text:p text:style-name="P3">For example. copy the plug-in binary files to the C:\Program Files\IBM\WebSphere\Plugins\bin\IIS_webserver1 directory.</text:p>
          <text:p text:style-name="P3">The plugin-cfg.loc file resides in this directory. The first line of the plugin-cfg.loc file identifies the location of the plugin-cfg.xml file.</text:p>
        </text:list-item>
        <text:list-item>
          <text:p text:style-name="P4">Expand the <text:span text:style-name="T1">Web Sites </text:span>folder in the navigation tree of the IIS Manager panel.</text:p>
        </text:list-item>
        <text:list-item>
          <text:p text:style-name="P4">Right-click <text:span text:style-name="T1">Default Web Site </text:span>in the navigation tree and click <text:span text:style-name="T1">Properties</text:span>.</text:p>
        </text:list-item>
        <text:list-item>
          <text:p text:style-name="P4">Add the Internet Services Application Programming Interface (ISAPI) filter into the IIS configuration.</text:p>
          <text:p text:style-name="P3">In the Default Web Site Properties panel, perform the following steps:</text:p>
          <text:list>
            <text:list-item>
              <text:p text:style-name="P3">Click the <text:span text:style-name="T1">ISAPI Filters </text:span>tab.</text:p>
            </text:list-item>
            <text:list-item>
              <text:p text:style-name="P3">Click <text:span text:style-name="T1">Add </text:span>to open the <text:span text:style-name="T1">Add/Edit Filter Properties </text:span>dialog window.</text:p>
            </text:list-item>
            <text:list-item>
              <text:p text:style-name="P6"><text:span text:style-name="T3">Type </text:span><text:span text:style-name="User_20_Entry"><text:span text:style-name="T3">iisWASPlugin </text:span></text:span><text:span text:style-name="T3">in the </text:span><text:span text:style-name="T4">Filter name </text:span><text:span text:style-name="T3">field.</text:span></text:p>
            </text:list-item>
            <text:list-item>
              <text:p text:style-name="P3">Click <text:span text:style-name="T1">Browse </text:span>to select the C:\Program Files\IBM\WebSphere\Plugins\bin\IIS_webserver1\iisWASPlugin_http.dll file for the value of <text:soft-page-break/>the <text:span text:style-name="T1">Executable </text:span>field.</text:p>
              <text:p text:style-name="P6"><text:span text:style-name="T3">Browse to your </text:span><text:span text:style-name="Variable"><text:span text:style-name="T5">plugins_root </text:span></text:span><text:span text:style-name="T3">\bin\IIS_</text:span><text:span text:style-name="Variable"><text:span text:style-name="T5">web_server_name </text:span></text:span><text:span text:style-name="T3">directory to select the </text:span><text:span text:style-name="T4">iisWASPlugin_http.dll</text:span><text:span text:style-name="T3">file.</text:span></text:p>
            </text:list-item>
            <text:list-item>
              <text:p text:style-name="P3">Click <text:span text:style-name="T1">OK </text:span>to close the <text:span text:style-name="T1">Add/Edit Filter Properties </text:span>dialog window.</text:p>
            </text:list-item>
            <text:list-item>
              <text:p text:style-name="P3">Click <text:span text:style-name="T1">OK </text:span>to close the <text:span text:style-name="T1">Default Web Site Properties </text:span>window.</text:p>
            </text:list-item>
          </text:list>
        </text:list-item>
        <text:list-item>
          <text:p text:style-name="P4">Set the value in the plugin-cfg.loc file to the location of the configuration file.</text:p>
          <text:p text:style-name="P6"><text:span text:style-name="T3">Set the location to the </text:span><text:span text:style-name="Variable"><text:span text:style-name="T5">plugins_root</text:span></text:span><text:span text:style-name="T3">\config\ </text:span><text:span text:style-name="Variable"><text:span text:style-name="T5">webserver_name</text:span></text:span><text:span text:style-name="T3">\plugin-cfg.xml file, which might be C:\Program Files\IBM\WebSphere\Plugins\config\IIS_webserver1\plugin-cfg.xml file.</text:span></text:p>
          <text:p text:style-name="P3">The location varies depending on how you have configured your system. If the web server and the application server are on separate machines, you have a remote installation.</text:p>
          <text:p text:style-name="P3">If the two servers are on the same machine, you have a local installation.</text:p>
          <text:p text:style-name="P3">If the two servers are on the same machine and the application server is federated, you have a local distributed installation.</text:p>
          <text:p text:style-name="P3">Local distributed example:</text:p>
          <text:p text:style-name="P7"><text:span text:style-name="Source_20_Text"><text:span text:style-name="T3">"C:\IBM\WebSphere\AppServer\profiles\custom01\config\cells\dmgrcell\nodes\managed_node\servers\webserver1\plugin-cfg.xml"</text:span></text:span><text:bookmark text:name="copy-btn-0"/></text:p>
          <text:p text:style-name="P3">Local example:</text:p>
          <text:p text:style-name="P7"><text:span text:style-name="Source_20_Text"><text:span text:style-name="T3">"C:\IBM\WebSphere\Plugins\config\webserver1\plugin-cfg.xml"</text:span></text:span><text:bookmark text:name="copy-btn-1"/></text:p>
        </text:list-item>
        <text:list-item>
          <text:p text:style-name="P4">Configure the web server to run WebSphere Application Server extensions:</text:p>
          <text:list>
            <text:list-item>
              <text:p text:style-name="P3">Expand the navigation tree and click on the <text:span text:style-name="T1">Web Service Extensions </text:span>folder in the IIS Manager panel.</text:p>
            </text:list-item>
            <text:list-item>
              <text:p text:style-name="P3">Click <text:span text:style-name="T1">Add a new web service extension </text:span>to open the <text:span text:style-name="T1">New Web Service Extension </text:span>dialog window.</text:p>
            </text:list-item>
            <text:list-item>
              <text:p text:style-name="P6"><text:span text:style-name="T3">In the </text:span><text:span text:style-name="T4">Extension name </text:span><text:span text:style-name="T3">field, type </text:span><text:span text:style-name="User_20_Entry"><text:span text:style-name="T3">WASPlugin </text:span></text:span><text:span text:style-name="T3">as the name of the new web service extension.</text:span></text:p>
            </text:list-item>
            <text:list-item>
              <text:p text:style-name="P3">Click <text:span text:style-name="T1">Add </text:span>to open the <text:span text:style-name="T1">Add file </text:span>dialog window.</text:p>
            </text:list-item>
            <text:list-item>
              <text:p text:style-name="P3">In the <text:span text:style-name="T1">Path to file </text:span>field, type the path or click <text:span text:style-name="T1">Browse</text:span>to navigate to the correct iisWASPlugin_http.dllfile that the new web service extension requires, and click <text:span text:style-name="T1">OK</text:span>.</text:p>
            </text:list-item>
            <text:list-item>
              <text:p text:style-name="P3">Select the <text:span text:style-name="T1">Set extension status to Allowed </text:span>check box to automatically set the status of the new web service extension to Allowed and click <text:span text:style-name="T1">OK</text:span>.</text:p>
            </text:list-item>
          </text:list>
        </text:list-item>
      </text:list>
      <text:p text:style-name="P1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embo" svg:font-family="Bembo"/>
    <style:font-face style:name="Mangal1" svg:font-family="Mangal"/>
    <style:font-face style:name="ibm-plex-mono" svg:font-family="ibm-plex-mono, Menlo, 'DejaVu Sans Mono', 'Bitstream Vera Sans Mono', Courier, monospace"/>
    <style:font-face style:name="ibm-plex-sans" svg:font-family="ibm-plex-sans, 'Helvetica Neue', Arial, sans-serif"/>
    <style:font-face style:name="monospace" svg:font-family="monospace, monospace"/>
    <style:font-face style:name="Bembo-Italic" svg:font-family="Bembo-Italic" style:font-family-generic="scrip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1T16:15:29.18</meta:creation-date>
    <dc:date>2018-02-23T15:14:38.65</dc:date>
    <meta:editing-duration>PT5M39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3" meta:paragraph-count="41" meta:word-count="531" meta:character-count="3668"/>
  </office:meta>
</office:document-meta>
</file>